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fo:text-align="start" style:justify-single-word="false"/>
      <style:text-properties style:font-name="Times New Roman" fo:text-shadow="none" officeooo:rsid="0009e3ee" officeooo:paragraph-rsid="0015a77e"/>
    </style:style>
    <style:style style:name="P2" style:family="paragraph" style:parent-style-name="Standard">
      <style:paragraph-properties fo:line-height="200%"/>
      <style:text-properties style:font-name="Times New Roman" fo:text-shadow="none" officeooo:rsid="0002c9d9" officeooo:paragraph-rsid="0002c9d9"/>
    </style:style>
    <style:style style:name="P3" style:family="paragraph" style:parent-style-name="Standard">
      <style:paragraph-properties fo:line-height="200%" fo:text-align="center" style:justify-single-word="false"/>
      <style:text-properties style:font-name="Times New Roman" fo:text-shadow="none" officeooo:rsid="0002c9d9" officeooo:paragraph-rsid="0002c9d9"/>
    </style:style>
    <style:style style:name="P4" style:family="paragraph" style:parent-style-name="Standard">
      <style:paragraph-properties fo:line-height="200%" fo:text-align="start" style:justify-single-word="false"/>
      <style:text-properties style:font-name="Times New Roman" fo:text-shadow="none" officeooo:rsid="0002c9d9" officeooo:paragraph-rsid="0002c9d9"/>
    </style:style>
    <style:style style:name="P5" style:family="paragraph" style:parent-style-name="Standard">
      <style:paragraph-properties fo:line-height="200%" fo:text-align="start" style:justify-single-word="false"/>
      <style:text-properties style:font-name="Times New Roman" fo:text-shadow="none" officeooo:rsid="0002c9d9" officeooo:paragraph-rsid="0015a77e"/>
    </style:style>
    <style:style style:name="P6" style:family="paragraph" style:parent-style-name="Standard">
      <style:paragraph-properties fo:line-height="200%" fo:text-align="start" style:justify-single-word="false"/>
      <style:text-properties style:font-name="Times New Roman" fo:text-shadow="none" officeooo:rsid="0002c9d9" officeooo:paragraph-rsid="00271cb9"/>
    </style:style>
    <style:style style:name="P7" style:family="paragraph" style:parent-style-name="Standard">
      <style:paragraph-properties fo:line-height="200%" fo:text-align="start" style:justify-single-word="false"/>
      <style:text-properties style:font-name="Times New Roman" fo:text-shadow="none" officeooo:rsid="0002c9d9" officeooo:paragraph-rsid="002b4f1c"/>
    </style:style>
    <style:style style:name="P8" style:family="paragraph" style:parent-style-name="Standard">
      <style:paragraph-properties fo:line-height="200%" fo:text-align="center" style:justify-single-word="false"/>
      <style:text-properties style:font-name="Times New Roman" fo:text-shadow="none" style:text-underline-style="none" officeooo:rsid="0026ca62" officeooo:paragraph-rsid="0026ca62"/>
    </style:style>
    <style:style style:name="T1" style:family="text">
      <style:text-properties style:text-position="super 58%"/>
    </style:style>
    <style:style style:name="T2" style:family="text">
      <style:text-properties officeooo:rsid="00040065"/>
    </style:style>
    <style:style style:name="T3" style:family="text">
      <style:text-properties officeooo:rsid="00061d9b"/>
    </style:style>
    <style:style style:name="T4" style:family="text">
      <style:text-properties officeooo:rsid="00080867"/>
    </style:style>
    <style:style style:name="T5" style:family="text">
      <style:text-properties officeooo:rsid="0009e3ee"/>
    </style:style>
    <style:style style:name="T6" style:family="text">
      <style:text-properties officeooo:rsid="000da04f"/>
    </style:style>
    <style:style style:name="T7" style:family="text">
      <style:text-properties officeooo:rsid="001b4e77"/>
    </style:style>
    <style:style style:name="T8" style:family="text">
      <style:text-properties officeooo:rsid="0020aaef"/>
    </style:style>
    <style:style style:name="T9" style:family="text">
      <style:text-properties officeooo:rsid="0023bc16"/>
    </style:style>
    <style:style style:name="T10" style:family="text">
      <style:text-properties fo:font-style="italic"/>
    </style:style>
    <style:style style:name="T11" style:family="text">
      <style:text-properties officeooo:rsid="00271cb9"/>
    </style:style>
    <style:style style:name="T12" style:family="text">
      <style:text-properties officeooo:rsid="0028d9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rcus Rosti</text:p>
      <text:p text:style-name="P2">Prof. <text:span text:style-name="T6">Johnson</text:span></text:p>
      <text:p text:style-name="P2">DS 6002</text:p>
      <text:p text:style-name="P2">7<text:span text:style-name="T1">th</text:span> Sept. 2015</text:p>
      <text:p text:style-name="P3">Online Social Network <text:span text:style-name="T4">Analysis</text:span></text:p>
      <text:p text:style-name="P6"><text:tab/><text:span text:style-name="T9">The internet went ablaze last year ago over Facebook</text:span>. They wanted to see if the emotion of post<text:span text:style-name="T2">s</text:span> in a person<text:span text:style-name="T3">'</text:span>s news feed impacted <text:span text:style-name="T7">that</text:span> <text:span text:style-name="T2">person's emotion.</text:span> <text:span text:style-name="T2">However, rather than just performing this analysis on their own, researchers from various universities helped make sense of the information (“</text:span>The Trust Engineer<text:span text:style-name="T12">s</text:span>”<text:span text:style-name="T12">). The question stands, did Facebook act unethically in performing psychological tests on their users without their consent? Facebook had a prerogative to create a better product for their customers, as all companies do, but also to improve the corpus of research in psychology community. Also, Facebook has perhaps the largest collection of social network data in the world. To not study this data surely would be worse for society. Facebook acted ethically due to its commitment to improving itself, its ability to enhance the psychological community and its unique placement within society.</text:span></text:p>
      <text:p text:style-name="P4"><text:tab/><text:span text:style-name="T5">Customers use products that evoke an emotional response. It builds attachment and gives the user a sense that the product adds to their life. In that way, Facebook had a duty to test the emotive efficacy of the news feed. Users could feel disengaged and post less overtime if the news feed did not evoke some sort of emotional response. By that design, the news feed draws out the users emotion. Its developers must continually test and experiment with their application in order to produce a more engaging experience. Facebook aims to figure out how to make their users post more often. A post the draws out a readers emotions could make them feel more engaged in the community. This bridges the gap between what people consider an online social network and the real world. Therefore it makes that persons interaction on Facebook more meaningful and makes that person more likely to return to the website. Thus, Facebook performed these trials out of a need for product improvement as a duty to </text:span><text:soft-page-break/><text:span text:style-name="T5">their customers' user experience.</text:span></text:p>
      <text:p text:style-name="P7"><text:tab/><text:span text:style-name="T6">Large sample sizes and accurate, unbiased data are difficult to obtain and extremely expensive. The psychological community has never before been able to benefit from something on the scale of Facebook. With a sample size of roughly a seventh of the earth's population, the results of any study has much less bias towards white, 18-24 year old college students than a typical research study (“</text:span>The Trust Engineer<text:span text:style-name="T12">s</text:span>”<text:span text:style-name="T12">). Facebook keeping this data to themselves creates a vacuum between amateur tinkering and genuine research. By reaching out to the psychologists, it can build connections between corporate development and academic research similar to the ones we see in many fields of engineering. The psychologists benefit from relatively cheap data and a relatively passive relationship to the subjects while Facebook gains from academic expertise. Ultimately, Facebook and psychologists alike improve research through this unique partnership. </text:span></text:p>
      <text:p text:style-name="P1"><text:tab/>Facebook in the end has a duty to society at large to study its users; moreover, leaving its data unanalyzed and raw is surely the greater disservice. Society benefits from the greater understanding of any topic. Facebook sits in a unique position to capture our online interactions and also holds perhaps the largest collection of all social interaction. Since Facebook passively collects this information anyway, it could be the case that Facebook holds the key to understanding the way human emotions develop and can track their change overtime. No other study could hope to come close to <text:span text:style-name="T9">a</text:span> dataset like this. <text:s/>Leaving this data untouched based on principle benefits no one. <text:s/>Facebook had great cause to encourage their users to interact based on their sentiments. Thus using this data gives society great<text:span text:style-name="T9">er</text:span> insight into what <text:span text:style-name="T9">e</text:span>ffect our emotions have <text:span text:style-name="T9">on one another</text:span>. <text:s/></text:p>
      <text:p text:style-name="P5"><text:tab/><text:span text:style-name="T8">To crystalize, Facebook did not behave unethically based purely on the virtue of their actions. The engineers sought to create a better product for Facebook through more personal and significant posts. The researches examined genuine, unadulterated online communication with tools decades in the making, seeking to prove their validity. And in the end, Facebook sought to improve society through a better grasp of how the online world impacts our daily lives. It is for these reasons that one cannot </text:span><text:soft-page-break/><text:span text:style-name="T8">believe that Facebook has engaged in an unethical practice.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Works Cited</text:p>
      <text:p text:style-name="P5">Krulwich, Robert, and Jad Abumrad. "The Trust Engineers." Audio blog post. <text:span text:style-name="T10">Radiolab</text:span>. WNYC, 09 <text:tab/>Feb. 2015. Web. 21 Aug.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us Rosti</meta:initial-creator>
    <meta:creation-date>2015-09-07T17:49:49.251167000</meta:creation-date>
    <dc:date>2015-09-09T22:24:43.559303000</dc:date>
    <dc:creator>Marcus Rosti</dc:creator>
    <meta:editing-duration>PT15H40M57S</meta:editing-duration>
    <meta:editing-cycles>18</meta:editing-cycles>
    <meta:generator>LibreOffice/4.4.4.3$MacOSX_X86_64 LibreOffice_project/2c39ebcf046445232b798108aa8a7e7d89552ea8</meta:generator>
    <meta:document-statistic meta:table-count="0" meta:image-count="0" meta:object-count="0" meta:page-count="4" meta:paragraph-count="12" meta:word-count="724" meta:character-count="4527" meta:non-whitespace-character-count="3803"/>
  </office:meta>
</office:document-meta>
</file>